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Times New Roman" svg:font-family="'Times New Roman'" style:font-adornments="Normal"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Standard">
      <style:text-properties fo:font-size="7pt" style:font-size-asian="7pt" style:font-size-complex="7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Date">
      <style:paragraph-properties fo:text-align="justify" style:justify-single-word="false"/>
    </style:style>
    <style:style style:name="P6" style:family="paragraph" style:parent-style-name="Date">
      <style:paragraph-properties fo:text-align="end" style:justify-single-word="false"/>
    </style:style>
    <style:style style:name="P7" style:family="paragraph" style:parent-style-name="Salutation">
      <style:paragraph-properties fo:margin-left="0in" fo:margin-right="-0.0102in" fo:text-align="justify" style:justify-single-word="false" fo:text-indent="0in" style:auto-text-indent="false"/>
    </style:style>
    <style:style style:name="P8" style:family="paragraph" style:parent-style-name="Text_20_body">
      <style:paragraph-properties fo:text-align="justify" style:justify-single-word="false"/>
    </style:style>
    <style:style style:name="P9" style:family="paragraph" style:parent-style-name="Opening">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Signature">
      <style:paragraph-properties fo:margin-left="0in" fo:margin-right="0in" fo:text-align="justify" style:justify-single-word="false" fo:text-indent="0in" style:auto-text-indent="false"/>
    </style:style>
    <style:style style:name="P12" style:family="paragraph" style:parent-style-name="Anlagen">
      <style:paragraph-properties fo:margin-left="0in" fo:margin-right="0in" fo:text-align="justify" style:justify-single-word="false" fo:text-indent="0in" style:auto-text-indent="false"/>
    </style:style>
    <style:style style:name="P13" style:family="paragraph" style:parent-style-name="Anlagen" style:list-style-name="L1">
      <style:paragraph-properties fo:text-align="justify" style:justify-single-word="false"/>
    </style:style>
    <style:style style:name="P14" style:family="paragraph" style:parent-style-name="Subject">
      <style:paragraph-properties fo:text-align="justify" style:justify-single-word="false"/>
    </style:style>
    <style:style style:name="P15" style:family="paragraph" style:parent-style-name="Date" style:master-page-name="First_20_Page">
      <style:paragraph-properties fo:text-align="justify" style:justify-single-word="false" style:page-number="auto"/>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text-align="center"/>
    </style:style>
    <style:style style:name="T1"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0">
        <draw:text-box fo:min-height="1.5752in">
          <text:p text:style-name="Addressee"/>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P3"><text:sender-firstname text:fixed="false">Max</text:sender-firstname> <text:sender-lastname text:fixed="false">Mustermann</text:sender-lastname> ⋅ <text:sender-street text:fixed="false">Musterstraße 42</text:sender-street> ⋅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1">
        <draw:text-box fo:min-height="1.2783in">
          <text:section text:style-name="Sect1" text:name="Sender Address">
            <text:p text:style-name="Heading"><office:annotation><dc:creator>Unbekannter Autor</dc:creator><dc:date>2013-01-02T04:27:12</dc:date><text:p text:style-name="P16"><text:span text:style-name="T1">Diese Kommentare können im Menü unter Ansicht &gt; Kommentare ein-/ausgeblendet werden.</text:span></text:p></office:annotation><text:sender-firstname text:fixed="false">Max</text:sender-firstname> <text:sender-lastname text:fixed="false">Mustermann</text:sender-lastname></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Unbekannter Autor</dc:creator><dc:date>2013-01-02T04:27:25</dc:date><text:p text:style-name="P16"><text:span text:style-name="T1">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4"><draw:line text:anchor-type="paragraph" draw:z-index="4" draw:style-name="gr1" draw:text-style-name="P17" svg:x1="0in" svg:y1="4.1339in" svg:x2="0.2953in" svg:y2="4.1339in"><text:p/></draw:line><draw:line text:anchor-type="paragraph" draw:z-index="5" draw:style-name="gr1" draw:text-style-name="P17" svg:x1="0in" svg:y1="8.2681in" svg:x2="0.2953in" svg:y2="8.2681in"><text:p/></draw:line><draw:line text:anchor-type="paragraph" draw:z-index="6" draw:style-name="gr1" draw:text-style-name="P17" svg:x1="0in" svg:y1="5.8465in" svg:x2="0.1965in" svg:y2="5.8465in"><text:p/></draw:line></text:p>
          </text:section>
          <text:p text:style-name="P4"/>
        </draw:text-box>
      </draw:frame>
      <text:p text:style-name="P15"/>
      <text:p text:style-name="P5"/>
      <text:p text:style-name="P6"><text:date style:data-style-name="N81" text:date-value="2014-08-17T22:10:10.99">17. August 2014</text:date></text:p>
      <text:section text:style-name="Sect1" text:name="Subject Line">
        <text:p text:style-name="P14">Unterstützung beim Übersetzen eines lateinischen Textes</text:p>
      </text:section>
      <text:p text:style-name="P9"><text:user-field-get text:name="Salutation">Sehr geehrte Damen und Herren</text:user-field-get>,</text:p>
      <text:p text:style-name="P8">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8">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8">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8">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8">Duis autem vel eum iriure dolor in hendrerit in vulputate velit esse molestie consequat, vel illum dolore eu feugiat nulla facilisis.</text:p>
      <text:p text:style-name="P8">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ext:soft-page-break/>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P8">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office:annotation><dc:creator>Unbekannter Autor</dc:creator><dc:date>2013-01-02T04:27:34</dc:date><text:p text:style-name="P16"><text:span text:style-name="T1">Damit die automatische <text:s/>Silbentrennung funktioniert, muss ein deutsches Wörterbuch installiert sein. Falls dies nicht der Fall ist, gibt es Wörterbücher zum Herunterladen unter </text:span><text:span text:style-name="T1"><text:a xlink:href="http://extensions.openoffice.org/de/dictionaries">http://extensions.openoffice.org/de/dictionaries</text:a></text:span></text:p></office:annotation></text:p>
      <text:p text:style-name="P7"><text:user-field-get text:name="Greeting">Mit freundlichen Grüßen</text:user-field-get></text:p>
      <text:p text:style-name="P11"><text:sender-firstname text:fixed="false">Max</text:sender-firstname> <text:sender-lastname text:fixed="false">Mustermann</text:sender-lastname></text:p>
      <text:p text:style-name="P12">Anlagen:</text:p>
      <text:list xml:id="list1474663737" text:style-name="L1">
        <text:list-item>
          <text:p text:style-name="P13">erste Anlage</text:p>
        </text:list-item>
        <text:list-item>
          <text:p text:style-name="P13">zweite Anlage</text:p>
        </text:list-item>
        <text:list-item>
          <text:p text:style-name="P13">dritte Anl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Times New Roman" svg:font-family="'Times New Roman'" style:font-adornments="Normal"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style:font-name="Times New Roman" fo:font-size="12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paragraph-properties fo:margin-top="0in" fo:margin-bottom="0.1965in"/>
      <style:text-properties style:font-name="Times New Roma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indent="0in" style:auto-text-indent="false" fo:keep-with-next="always"/>
      <style:text-properties fo:font-size="12pt"/>
    </style:style>
    <style:style style:name="Signature" style:family="paragraph" style:parent-style-name="Standard" style:next-style-name="Anlagen" style:class="text">
      <style:paragraph-properties fo:margin="100%" fo:margin-left="3.3465in" fo:margin-right="0in" fo:margin-top="0in" fo:margin-bottom="0.3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Times New Roman" fo:font-size="15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fo:font-size="10pt" fo:font-style="normal"/>
    </style:style>
    <style:style style:name="Footer" style:family="paragraph" style:parent-style-name="Standard" style:class="extra" style:master-page-name="">
      <style:paragraph-properties fo:text-align="justify" fo:text-align-last="center" style:justify-single-word="false" style:page-number="auto"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Text_20_body">
      <style:paragraph-properties fo:margin-top="0.2953in" fo:margin-bottom="0.1965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Anlagen" style:family="paragraph" style:parent-style-name="Standard"/>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Times New Roman" fo:font-size="12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4:00</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Times New Roman</dc:title>
    <dc:description>Privatbrief in Serifen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mit_Serifen.pdf

Erstellt von Michael Fiedler</dc:description>
    <meta:creation-date>2014-08-17T22:09:17</meta:creation-date>
    <dc:language>en-US</dc:language>
    <meta:editing-cycles>2</meta:editing-cycles>
    <meta:editing-duration>P0D</meta:editing-duration>
    <dc:subject>Privatbrief in Serifen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Max Mustermann</meta:initial-creator>
    <dc:date>2014-08-17T22:10:11</dc:date>
    <dc:creator>Max Mustermann</dc:creator>
    <meta:document-statistic meta:table-count="0" meta:image-count="0" meta:object-count="0" meta:page-count="2" meta:paragraph-count="28" meta:word-count="635" meta:character-count="3928" meta:non-whitespace-character-count="3325"/>
    <meta:user-defined meta:name="Info 1"/>
    <meta:user-defined meta:name="Info 2"/>
    <meta:user-defined meta:name="Info 3"/>
    <meta:user-defined meta:name="License">&lt;a href="http://templates.services.openoffice.org/bsd-license"&gt;BSD&lt;/a&gt;</meta:user-defined>
  </office:meta>
</office:document-meta>
</file>